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1400" calcext:value-type="float">
            <text:p>11400</text:p>
          </table:table-cell>
          <table:table-cell/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4600" calcext:value-type="float">
            <text:p>4600</text:p>
          </table:table-cell>
          <table:table-cell/>
          <table:table-cell table:formula="of:=SUM([.K2];[.K10];[.K11];[.K35])" office:value-type="float" office:value="60000" calcext:value-type="float">
            <text:p>6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G3];[.G31])" office:value-type="float" office:value="43500" calcext:value-type="float">
            <text:p>435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4250" calcext:value-type="float">
            <text:p>4250</text:p>
          </table:table-cell>
          <table:table-cell/>
          <table:table-cell table:formula="of:=[.L3]-[.L4]" office:value-type="float" office:value="16500" calcext:value-type="float">
            <text:p>16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5500" calcext:value-type="float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0" calcext:value-type="float">
            <text:p>750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;[.D28];[.E28])" office:value-type="float" office:value="1111.76470588235" calcext:value-type="float">
            <text:p>1111.764705882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72.7053140097" calcext:value-type="float">
            <text:p>36272.705314009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13000" calcext:value-type="float">
            <text:p>13000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number-columns-repeated="3"/>
          <table:table-cell table:style-name="ce15" table:formula="of:=SUM([.B31:.F31])" office:value-type="float" office:value="7300" calcext:value-type="float">
            <text:p>7300</text:p>
          </table:table-cell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4"/>
          <table:table-cell table:formula="of:=SUM([.D56:.F56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table:number-columns-repeated="4"/>
          <table:table-cell table:formula="of:=SUM([.C56])" office:value-type="float" office:value="347.619047619048" calcext:value-type="float">
            <text:p>347.619047619</text:p>
          </table:table-cell>
          <table:table-cell office:value-type="string" calcext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table:number-columns-repeated="4"/>
          <table:table-cell table:formula="of:=SUM([.C56:.F56])" office:value-type="float" office:value="347.619047619048" calcext:value-type="float">
            <text:p>347.619047619</text:p>
          </table:table-cell>
          <table:table-cell office:value-type="string" calcext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E56];[.F56])" office:value-type="float" office:value="347.619047619048" calcext:value-type="float">
            <text:p>347.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347.619047619048" calcext:value-type="float">
            <text:p>347.619047619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56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E56])" office:value-type="float" office:value="347.619047619048" calcext:value-type="float">
            <text:p>347.61904761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347.619047619048" calcext:value-type="float">
            <text:p>347.619047619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D56];[.F56])" office:value-type="float" office:value="347.619047619048" calcext:value-type="float">
            <text:p>347.619047619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17" office:value-type="float" office:value="0" calcext:value-type="float">
            <text:p>0</text:p>
          </table:table-cell>
          <table:table-cell table:formula="of:=[.F31]/23" office:value-type="float" office:value="0" calcext:value-type="float">
            <text:p>0</text:p>
          </table:table-cell>
          <table:table-cell/>
          <table:table-cell table:style-name="ce15" table:formula="of:=SUM([.H31:.H55])" office:value-type="float" office:value="7300" calcext:value-type="float">
            <text:p>73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42:18.613060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0T22:46:09.648500879</dc:date>
    <meta:editing-duration>P6DT20H4M54S</meta:editing-duration>
    <meta:editing-cycles>2401</meta:editing-cycles>
    <meta:generator>LibreOffice/4.2.6.3$Linux_X86_64 LibreOffice_project/420m0$Build-3</meta:generator>
    <meta:document-statistic meta:table-count="14" meta:cell-count="5892" meta:object-count="0"/>
  </office:meta>
</office:document-meta>
</file>